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19324" officeooo:paragraph-rsid="0002b477"/>
    </style:style>
    <style:style style:name="P2" style:family="paragraph" style:parent-style-name="Text_20_body">
      <style:text-properties officeooo:rsid="0004b0a0" officeooo:paragraph-rsid="0004b0a0"/>
    </style:style>
    <style:style style:name="P3" style:family="paragraph" style:parent-style-name="Text_20_body">
      <style:text-properties officeooo:rsid="0004b142" officeooo:paragraph-rsid="0004b142"/>
    </style:style>
    <style:style style:name="T1" style:family="text">
      <style:text-properties officeooo:rsid="0002b477"/>
    </style:style>
    <style:style style:name="T2" style:family="text">
      <style:text-properties officeooo:rsid="0002dae6"/>
    </style:style>
    <style:style style:name="T3" style:family="text">
      <style:text-properties officeooo:rsid="0004b0a0"/>
    </style:style>
    <style:style style:name="T4" style:family="text">
      <style:text-properties officeooo:rsid="0004b1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oylent Green</text:h>
      <text:p text:style-name="Text_20_body"/>
      <text:p text:style-name="P1">Kurt Andersson, ein <text:span text:style-name="T1">Food Engineer </text:span>bei der AG Chemie, hat es verbockt. <text:span text:style-name="T1">Erst erstellte er das Rezept für ein veganes Superfood, Soylent Green. Weil er einen Hass auf Veganer*innen schob, klaute er Angstdrüsen aus dem Abfall eines anderen Projekts, das Hummerfleisch aus Abramshummern herstellte, Paranormalen Crittern. Diese Angstdrüsen mischte er in sein Soylent Green-Rezept, damit die Veganer*innen Panikattacken erlitten.</text:span></text:p>
      <text:p text:style-name="P1"><text:span text:style-name="T2">Als er jedoch einen Veganerwitz auf Social Media postete, wurde es einer Kollegin zu bunt: sie nutzte ihre Beziehungen und ließ ihn aus der Forschungsabteilung hinausversetzen. Er hatte keine Gelegenheit mehr, seine Spuren zu verwischen, bevor ihn das Sicherheitsteam abholte und aus dem Labortrakt entfernte.</text:span></text:p>
      <text:p text:style-name="P2"/>
      <text:p text:style-name="P2">Erst verursacht er einen Lebensmittelskandal.</text:p>
      <text:p text:style-name="P2">Dann wird er <text:span text:style-name="T4">plötzlich </text:span>versetzt. <text:span text:style-name="T4">Nun muss er die Beweise vernichten, wohnt da aber nicht mehr.</text:span></text:p>
      <text:p text:style-name="P3">Er redet mit einer NGO, die sollen Runner anheuern, die die Forschungsdaten klauen, um sie zu leaken.</text:p>
      <text:p text:style-name="P3">Dann heuert er noch ein Runnerteam an, die die ersten Runner umlegen sollen, und damit die Daten vernichten, damit auch die NGO sie nicht in die Finger kriegt.</text:p>
      <text:p text:style-name="P3">Wenn er normale, ökonomische Gründe für den Lebensmittelskandal hatte, w<text:span text:style-name="T3">arum muss er dann den Lebensmittelskandal vor der Firma verheimlichen?</text:span></text:p>
      <text:p text:style-name="P2"/>
      <text:p text:style-name="P2"/>
      <text:p text:style-name="P3">Konzern – Nuyen, Konkurrenten ausschalten, Forschungsfortschritt</text:p>
      <text:p text:style-name="P3">Mafia – Nuyen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20:32:38.205502866</meta:creation-date>
    <dc:date>2019-02-08T21:38:41.746671594</dc:date>
    <meta:editing-duration>PT5M3S</meta:editing-duration>
    <meta:editing-cycles>1</meta:editing-cycles>
    <meta:document-statistic meta:table-count="0" meta:image-count="0" meta:object-count="0" meta:page-count="1" meta:paragraph-count="10" meta:word-count="198" meta:character-count="1365" meta:non-whitespace-character-count="1174"/>
    <meta:generator>LibreOffice/6.0.7.3$Linux_X86_64 LibreOffice_project/00m0$Build-3</meta:generator>
  </office:meta>
</office:document-meta>
</file>